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29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5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65in" svg:height="3.5453in" svg:x="12.0929in" svg:y="2.9689in">
            <draw:object draw:notify-on-update-of-ranges="Sheet1.P1:Sheet1.P1 Sheet1.P2:Sheet1.P15 Sheet1.Q1:Sheet1.Q1 Sheet1.Q2:Sheet1.Q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65in" svg:height="3.5453in" svg:x="18.8882in" svg:y="3.2945in">
            <draw:object draw:notify-on-update-of-ranges="Sheet1.P2:Sheet1.P15 Sheet1.Q1:Sheet1.Q1 Sheet1.S2:Sheet1.S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5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BLAKE2b512</text:p>
          </table:table-cell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RIPEMD-160</text:p>
          </table:table-cell>
          <table:table-cell office:value-type="string" calcext:value-type="string">
            <text:p>SHA224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office:value-type="string" calcext:value-type="string">
            <text:p>SHA3-224</text:p>
          </table:table-cell>
          <table:table-cell office:value-type="string" calcext:value-type="string">
            <text:p>SHA3-256</text:p>
          </table:table-cell>
          <table:table-cell office:value-type="string" calcext:value-type="string">
            <text:p>SHA3-384</text:p>
          </table:table-cell>
          <table:table-cell office:value-type="string" calcext:value-type="string">
            <text:p>SHA3-512</text:p>
          </table:table-cell>
          <table:table-cell office:value-type="string" calcext:value-type="string">
            <text:p>SHAKE128</text:p>
          </table:table-cell>
          <table:table-cell office:value-type="string" calcext:value-type="string">
            <text:p>SHAKE256</text:p>
          </table:table-cell>
          <table:table-cell/>
          <table:table-cell office:value-type="string" calcext:value-type="string">
            <text:p>Hash Algorithm</text:p>
          </table:table-cell>
          <table:table-cell table:style-name="Default" office:value-type="string" calcext:value-type="string">
            <text:p>Average Time (ms)</text:p>
          </table:table-cell>
          <table:table-cell office:value-type="string" calcext:value-type="string">
            <text:p>Size (bits)</text:p>
          </table:table-cell>
          <table:table-cell office:value-type="string" calcext:value-type="string">
            <text:p>Avg Time per bit (ms/b)</text:p>
          </table:table-cell>
        </table:table-row>
        <table:table-row table:style-name="ro1">
          <table:table-cell table:style-name="ce1" office:value-type="float" office:value="10.4" calcext:value-type="float">
            <text:p>10.400</text:p>
          </table:table-cell>
          <table:table-cell table:style-name="ce1" office:value-type="float" office:value="11.567" calcext:value-type="float">
            <text:p>11.567</text:p>
          </table:table-cell>
          <table:table-cell table:style-name="ce1" office:value-type="float" office:value="9.169" calcext:value-type="float">
            <text:p>9.169</text:p>
          </table:table-cell>
          <table:table-cell table:style-name="ce1" office:value-type="float" office:value="23.134" calcext:value-type="float">
            <text:p>23.134</text:p>
          </table:table-cell>
          <table:table-cell table:style-name="ce1" office:value-type="float" office:value="15.792" calcext:value-type="float">
            <text:p>15.792</text:p>
          </table:table-cell>
          <table:table-cell table:style-name="ce1" office:value-type="float" office:value="15.935" calcext:value-type="float">
            <text:p>15.935</text:p>
          </table:table-cell>
          <table:table-cell table:style-name="ce1" office:value-type="float" office:value="11.86" calcext:value-type="float">
            <text:p>11.860</text:p>
          </table:table-cell>
          <table:table-cell table:style-name="ce1" office:value-type="float" office:value="11.862" calcext:value-type="float">
            <text:p>11.862</text:p>
          </table:table-cell>
          <table:table-cell table:style-name="ce1" office:value-type="float" office:value="17.801" calcext:value-type="float">
            <text:p>17.801</text:p>
          </table:table-cell>
          <table:table-cell table:style-name="ce1" office:value-type="float" office:value="19.077" calcext:value-type="float">
            <text:p>19.077</text:p>
          </table:table-cell>
          <table:table-cell table:style-name="ce1" office:value-type="float" office:value="27.21" calcext:value-type="float">
            <text:p>27.210</text:p>
          </table:table-cell>
          <table:table-cell table:style-name="ce1" office:value-type="float" office:value="33.712" calcext:value-type="float">
            <text:p>33.712</text:p>
          </table:table-cell>
          <table:table-cell table:style-name="ce1" office:value-type="float" office:value="16.234" calcext:value-type="float">
            <text:p>16.234</text:p>
          </table:table-cell>
          <table:table-cell table:style-name="ce1" office:value-type="float" office:value="18.949" calcext:value-type="float">
            <text:p>18.949</text:p>
          </table:table-cell>
          <table:table-cell/>
          <table:table-cell office:value-type="string" calcext:value-type="string">
            <text:p>BLAKE2b512</text:p>
          </table:table-cell>
          <table:table-cell table:formula="of:=AVERAGE([.A$1:.A$1048576])" office:value-type="float" office:value="13.577375" calcext:value-type="float">
            <text:p>13.577</text:p>
          </table:table-cell>
          <table:table-cell office:value-type="float" office:value="512" calcext:value-type="float">
            <text:p>512</text:p>
          </table:table-cell>
          <table:table-cell table:formula="of:=[.Q2]/[.R2]" office:value-type="float" office:value="0.026518310546875" calcext:value-type="float">
            <text:p>0.026518310546875</text:p>
          </table:table-cell>
        </table:table-row>
        <table:table-row table:style-name="ro1">
          <table:table-cell table:style-name="ce1" office:value-type="float" office:value="13.633" calcext:value-type="float">
            <text:p>13.633</text:p>
          </table:table-cell>
          <table:table-cell table:style-name="ce1" office:value-type="float" office:value="15.027" calcext:value-type="float">
            <text:p>15.027</text:p>
          </table:table-cell>
          <table:table-cell table:style-name="ce1" office:value-type="float" office:value="12.305" calcext:value-type="float">
            <text:p>12.305</text:p>
          </table:table-cell>
          <table:table-cell table:style-name="ce1" office:value-type="float" office:value="32.975" calcext:value-type="float">
            <text:p>32.975</text:p>
          </table:table-cell>
          <table:table-cell table:style-name="ce1" office:value-type="float" office:value="21.621" calcext:value-type="float">
            <text:p>21.621</text:p>
          </table:table-cell>
          <table:table-cell table:style-name="ce1" office:value-type="float" office:value="20.85" calcext:value-type="float">
            <text:p>20.850</text:p>
          </table:table-cell>
          <table:table-cell table:style-name="ce1" office:value-type="float" office:value="15.394" calcext:value-type="float">
            <text:p>15.394</text:p>
          </table:table-cell>
          <table:table-cell table:style-name="ce1" office:value-type="float" office:value="15.37" calcext:value-type="float">
            <text:p>15.370</text:p>
          </table:table-cell>
          <table:table-cell table:style-name="ce1" office:value-type="float" office:value="23.439" calcext:value-type="float">
            <text:p>23.439</text:p>
          </table:table-cell>
          <table:table-cell table:style-name="ce1" office:value-type="float" office:value="24.236" calcext:value-type="float">
            <text:p>24.236</text:p>
          </table:table-cell>
          <table:table-cell table:style-name="ce1" office:value-type="float" office:value="29.827" calcext:value-type="float">
            <text:p>29.827</text:p>
          </table:table-cell>
          <table:table-cell table:style-name="ce1" office:value-type="float" office:value="40.789" calcext:value-type="float">
            <text:p>40.789</text:p>
          </table:table-cell>
          <table:table-cell table:style-name="ce1" office:value-type="float" office:value="20.356" calcext:value-type="float">
            <text:p>20.356</text:p>
          </table:table-cell>
          <table:table-cell table:style-name="ce1" office:value-type="float" office:value="24.137" calcext:value-type="float">
            <text:p>24.137</text:p>
          </table:table-cell>
          <table:table-cell/>
          <table:table-cell office:value-type="string" calcext:value-type="string">
            <text:p>MD5</text:p>
          </table:table-cell>
          <table:table-cell table:formula="of:=AVERAGE([.B$1:.B$1048576])" office:value-type="float" office:value="14.828875" calcext:value-type="float">
            <text:p>14.829</text:p>
          </table:table-cell>
          <table:table-cell office:value-type="float" office:value="128" calcext:value-type="float">
            <text:p>128</text:p>
          </table:table-cell>
          <table:table-cell table:formula="of:=[.Q3]/[.R3]" office:value-type="float" office:value="0.1158505859375" calcext:value-type="float">
            <text:p>0.1158505859375</text:p>
          </table:table-cell>
        </table:table-row>
        <table:table-row table:style-name="ro1">
          <table:table-cell table:style-name="ce1" office:value-type="float" office:value="14.982" calcext:value-type="float">
            <text:p>14.982</text:p>
          </table:table-cell>
          <table:table-cell table:style-name="ce1" office:value-type="float" office:value="16.437" calcext:value-type="float">
            <text:p>16.437</text:p>
          </table:table-cell>
          <table:table-cell table:style-name="ce1" office:value-type="float" office:value="13.878" calcext:value-type="float">
            <text:p>13.878</text:p>
          </table:table-cell>
          <table:table-cell table:style-name="ce1" office:value-type="float" office:value="33.41" calcext:value-type="float">
            <text:p>33.410</text:p>
          </table:table-cell>
          <table:table-cell table:style-name="ce1" office:value-type="float" office:value="20.293" calcext:value-type="float">
            <text:p>20.293</text:p>
          </table:table-cell>
          <table:table-cell table:style-name="ce1" office:value-type="float" office:value="20.449" calcext:value-type="float">
            <text:p>20.449</text:p>
          </table:table-cell>
          <table:table-cell table:style-name="ce1" office:value-type="float" office:value="15.712" calcext:value-type="float">
            <text:p>15.712</text:p>
          </table:table-cell>
          <table:table-cell table:style-name="ce1" office:value-type="float" office:value="15.095" calcext:value-type="float">
            <text:p>15.095</text:p>
          </table:table-cell>
          <table:table-cell table:style-name="ce1" office:value-type="float" office:value="25.392" calcext:value-type="float">
            <text:p>25.392</text:p>
          </table:table-cell>
          <table:table-cell table:style-name="ce1" office:value-type="float" office:value="26.014" calcext:value-type="float">
            <text:p>26.014</text:p>
          </table:table-cell>
          <table:table-cell table:style-name="ce1" office:value-type="float" office:value="31.701" calcext:value-type="float">
            <text:p>31.701</text:p>
          </table:table-cell>
          <table:table-cell table:style-name="ce1" office:value-type="float" office:value="42.956" calcext:value-type="float">
            <text:p>42.956</text:p>
          </table:table-cell>
          <table:table-cell table:style-name="ce1" office:value-type="float" office:value="22.424" calcext:value-type="float">
            <text:p>22.424</text:p>
          </table:table-cell>
          <table:table-cell table:style-name="ce1" office:value-type="float" office:value="24.996" calcext:value-type="float">
            <text:p>24.996</text:p>
          </table:table-cell>
          <table:table-cell/>
          <table:table-cell office:value-type="string" calcext:value-type="string">
            <text:p>SHA1</text:p>
          </table:table-cell>
          <table:table-cell table:formula="of:=AVERAGE([.C$1:.C$1048576])" office:value-type="float" office:value="12.13125" calcext:value-type="float">
            <text:p>12.131</text:p>
          </table:table-cell>
          <table:table-cell office:value-type="float" office:value="160" calcext:value-type="float">
            <text:p>160</text:p>
          </table:table-cell>
          <table:table-cell table:formula="of:=[.Q4]/[.R4]" office:value-type="float" office:value="0.0758203125" calcext:value-type="float">
            <text:p>0.0758203125</text:p>
          </table:table-cell>
        </table:table-row>
        <table:table-row table:style-name="ro1">
          <table:table-cell table:style-name="ce1" office:value-type="float" office:value="15.073" calcext:value-type="float">
            <text:p>15.073</text:p>
          </table:table-cell>
          <table:table-cell table:style-name="ce1" office:value-type="float" office:value="16.122" calcext:value-type="float">
            <text:p>16.122</text:p>
          </table:table-cell>
          <table:table-cell table:style-name="ce1" office:value-type="float" office:value="14.094" calcext:value-type="float">
            <text:p>14.094</text:p>
          </table:table-cell>
          <table:table-cell table:style-name="ce1" office:value-type="float" office:value="31.588" calcext:value-type="float">
            <text:p>31.588</text:p>
          </table:table-cell>
          <table:table-cell table:style-name="ce1" office:value-type="float" office:value="22.371" calcext:value-type="float">
            <text:p>22.371</text:p>
          </table:table-cell>
          <table:table-cell table:style-name="ce1" office:value-type="float" office:value="21.032" calcext:value-type="float">
            <text:p>21.032</text:p>
          </table:table-cell>
          <table:table-cell table:style-name="ce1" office:value-type="float" office:value="15.064" calcext:value-type="float">
            <text:p>15.064</text:p>
          </table:table-cell>
          <table:table-cell table:style-name="ce1" office:value-type="float" office:value="16.006" calcext:value-type="float">
            <text:p>16.006</text:p>
          </table:table-cell>
          <table:table-cell table:style-name="ce1" office:value-type="float" office:value="24.662" calcext:value-type="float">
            <text:p>24.662</text:p>
          </table:table-cell>
          <table:table-cell table:style-name="ce1" office:value-type="float" office:value="23.616" calcext:value-type="float">
            <text:p>23.616</text:p>
          </table:table-cell>
          <table:table-cell table:style-name="ce1" office:value-type="float" office:value="29.969" calcext:value-type="float">
            <text:p>29.969</text:p>
          </table:table-cell>
          <table:table-cell table:style-name="ce1" office:value-type="float" office:value="42.029" calcext:value-type="float">
            <text:p>42.029</text:p>
          </table:table-cell>
          <table:table-cell table:style-name="ce1" office:value-type="float" office:value="20.397" calcext:value-type="float">
            <text:p>20.397</text:p>
          </table:table-cell>
          <table:table-cell table:style-name="ce1" office:value-type="float" office:value="25.376" calcext:value-type="float">
            <text:p>25.376</text:p>
          </table:table-cell>
          <table:table-cell/>
          <table:table-cell office:value-type="string" calcext:value-type="string">
            <text:p>RIPEMD-160</text:p>
          </table:table-cell>
          <table:table-cell table:formula="of:=AVERAGE([.D$1:.D$1048576])" office:value-type="float" office:value="30.110375" calcext:value-type="float">
            <text:p>30.110</text:p>
          </table:table-cell>
          <table:table-cell office:value-type="float" office:value="160" calcext:value-type="float">
            <text:p>160</text:p>
          </table:table-cell>
          <table:table-cell table:formula="of:=[.Q5]/[.R5]" office:value-type="float" office:value="0.18818984375" calcext:value-type="float">
            <text:p>0.18818984375</text:p>
          </table:table-cell>
        </table:table-row>
        <table:table-row table:style-name="ro1">
          <table:table-cell table:style-name="ce1" office:value-type="float" office:value="13.409" calcext:value-type="float">
            <text:p>13.409</text:p>
          </table:table-cell>
          <table:table-cell table:style-name="ce1" office:value-type="float" office:value="14.615" calcext:value-type="float">
            <text:p>14.615</text:p>
          </table:table-cell>
          <table:table-cell table:style-name="ce1" office:value-type="float" office:value="11.848" calcext:value-type="float">
            <text:p>11.848</text:p>
          </table:table-cell>
          <table:table-cell table:style-name="ce1" office:value-type="float" office:value="29.643" calcext:value-type="float">
            <text:p>29.643</text:p>
          </table:table-cell>
          <table:table-cell table:style-name="ce1" office:value-type="float" office:value="20.266" calcext:value-type="float">
            <text:p>20.266</text:p>
          </table:table-cell>
          <table:table-cell table:style-name="ce1" office:value-type="float" office:value="20.162" calcext:value-type="float">
            <text:p>20.162</text:p>
          </table:table-cell>
          <table:table-cell table:style-name="ce1" office:value-type="float" office:value="15" calcext:value-type="float">
            <text:p>15.000</text:p>
          </table:table-cell>
          <table:table-cell table:style-name="ce1" office:value-type="float" office:value="15.074" calcext:value-type="float">
            <text:p>15.074</text:p>
          </table:table-cell>
          <table:table-cell table:style-name="ce1" office:value-type="float" office:value="22.792" calcext:value-type="float">
            <text:p>22.792</text:p>
          </table:table-cell>
          <table:table-cell table:style-name="ce1" office:value-type="float" office:value="23.729" calcext:value-type="float">
            <text:p>23.729</text:p>
          </table:table-cell>
          <table:table-cell table:style-name="ce1" office:value-type="float" office:value="29.499" calcext:value-type="float">
            <text:p>29.499</text:p>
          </table:table-cell>
          <table:table-cell table:style-name="ce1" office:value-type="float" office:value="40.57" calcext:value-type="float">
            <text:p>40.570</text:p>
          </table:table-cell>
          <table:table-cell table:style-name="ce1" office:value-type="float" office:value="20.389" calcext:value-type="float">
            <text:p>20.389</text:p>
          </table:table-cell>
          <table:table-cell table:style-name="ce1" office:value-type="float" office:value="23.515" calcext:value-type="float">
            <text:p>23.515</text:p>
          </table:table-cell>
          <table:table-cell/>
          <table:table-cell office:value-type="string" calcext:value-type="string">
            <text:p>SHA224</text:p>
          </table:table-cell>
          <table:table-cell table:formula="of:=AVERAGE([.E$1:.E$1048576])" office:value-type="float" office:value="20.249375" calcext:value-type="float">
            <text:p>20.249</text:p>
          </table:table-cell>
          <table:table-cell office:value-type="float" office:value="224" calcext:value-type="float">
            <text:p>224</text:p>
          </table:table-cell>
          <table:table-cell table:formula="of:=[.Q6]/[.R6]" office:value-type="float" office:value="0.0903989955357143" calcext:value-type="float">
            <text:p>0.090398995535714</text:p>
          </table:table-cell>
        </table:table-row>
        <table:table-row table:style-name="ro1">
          <table:table-cell table:style-name="ce1" office:value-type="float" office:value="13.306" calcext:value-type="float">
            <text:p>13.306</text:p>
          </table:table-cell>
          <table:table-cell table:style-name="ce1" office:value-type="float" office:value="14.72" calcext:value-type="float">
            <text:p>14.720</text:p>
          </table:table-cell>
          <table:table-cell table:style-name="ce1" office:value-type="float" office:value="11.779" calcext:value-type="float">
            <text:p>11.779</text:p>
          </table:table-cell>
          <table:table-cell table:style-name="ce1" office:value-type="float" office:value="29.765" calcext:value-type="float">
            <text:p>29.765</text:p>
          </table:table-cell>
          <table:table-cell table:style-name="ce1" office:value-type="float" office:value="20.397" calcext:value-type="float">
            <text:p>20.397</text:p>
          </table:table-cell>
          <table:table-cell table:style-name="ce1" office:value-type="float" office:value="20.505" calcext:value-type="float">
            <text:p>20.505</text:p>
          </table:table-cell>
          <table:table-cell table:style-name="ce1" office:value-type="float" office:value="14.832" calcext:value-type="float">
            <text:p>14.832</text:p>
          </table:table-cell>
          <table:table-cell table:style-name="ce1" office:value-type="float" office:value="15.141" calcext:value-type="float">
            <text:p>15.141</text:p>
          </table:table-cell>
          <table:table-cell table:style-name="ce1" office:value-type="float" office:value="22.732" calcext:value-type="float">
            <text:p>22.732</text:p>
          </table:table-cell>
          <table:table-cell table:style-name="ce1" office:value-type="float" office:value="23.58" calcext:value-type="float">
            <text:p>23.580</text:p>
          </table:table-cell>
          <table:table-cell table:style-name="ce1" office:value-type="float" office:value="35.472" calcext:value-type="float">
            <text:p>35.472</text:p>
          </table:table-cell>
          <table:table-cell table:style-name="ce1" office:value-type="float" office:value="40.63" calcext:value-type="float">
            <text:p>40.630</text:p>
          </table:table-cell>
          <table:table-cell table:style-name="ce1" office:value-type="float" office:value="20.434" calcext:value-type="float">
            <text:p>20.434</text:p>
          </table:table-cell>
          <table:table-cell table:style-name="ce1" office:value-type="float" office:value="23.975" calcext:value-type="float">
            <text:p>23.975</text:p>
          </table:table-cell>
          <table:table-cell/>
          <table:table-cell office:value-type="string" calcext:value-type="string">
            <text:p>SHA256</text:p>
          </table:table-cell>
          <table:table-cell table:formula="of:=AVERAGE([.F$1:.F$1048576])" office:value-type="float" office:value="20.062875" calcext:value-type="float">
            <text:p>20.063</text:p>
          </table:table-cell>
          <table:table-cell office:value-type="float" office:value="256" calcext:value-type="float">
            <text:p>256</text:p>
          </table:table-cell>
          <table:table-cell table:formula="of:=[.Q7]/[.R7]" office:value-type="float" office:value="0.07837060546875" calcext:value-type="float">
            <text:p>0.07837060546875</text:p>
          </table:table-cell>
        </table:table-row>
        <table:table-row table:style-name="ro1">
          <table:table-cell table:style-name="ce1" office:value-type="float" office:value="13.86" calcext:value-type="float">
            <text:p>13.860</text:p>
          </table:table-cell>
          <table:table-cell table:style-name="ce1" office:value-type="float" office:value="15.091" calcext:value-type="float">
            <text:p>15.091</text:p>
          </table:table-cell>
          <table:table-cell table:style-name="ce1" office:value-type="float" office:value="12.251" calcext:value-type="float">
            <text:p>12.251</text:p>
          </table:table-cell>
          <table:table-cell table:style-name="ce1" office:value-type="float" office:value="29.966" calcext:value-type="float">
            <text:p>29.966</text:p>
          </table:table-cell>
          <table:table-cell table:style-name="ce1" office:value-type="float" office:value="20.424" calcext:value-type="float">
            <text:p>20.424</text:p>
          </table:table-cell>
          <table:table-cell table:style-name="ce1" office:value-type="float" office:value="20.304" calcext:value-type="float">
            <text:p>20.304</text:p>
          </table:table-cell>
          <table:table-cell table:style-name="ce1" office:value-type="float" office:value="15.003" calcext:value-type="float">
            <text:p>15.003</text:p>
          </table:table-cell>
          <table:table-cell table:style-name="ce1" office:value-type="float" office:value="15.457" calcext:value-type="float">
            <text:p>15.457</text:p>
          </table:table-cell>
          <table:table-cell table:style-name="ce1" office:value-type="float" office:value="24.455" calcext:value-type="float">
            <text:p>24.455</text:p>
          </table:table-cell>
          <table:table-cell table:style-name="ce1" office:value-type="float" office:value="23.639" calcext:value-type="float">
            <text:p>23.639</text:p>
          </table:table-cell>
          <table:table-cell table:style-name="ce1" office:value-type="float" office:value="30.164" calcext:value-type="float">
            <text:p>30.164</text:p>
          </table:table-cell>
          <table:table-cell table:style-name="ce1" office:value-type="float" office:value="40.918" calcext:value-type="float">
            <text:p>40.918</text:p>
          </table:table-cell>
          <table:table-cell table:style-name="ce1" office:value-type="float" office:value="20.492" calcext:value-type="float">
            <text:p>20.492</text:p>
          </table:table-cell>
          <table:table-cell table:style-name="ce1" office:value-type="float" office:value="24.03" calcext:value-type="float">
            <text:p>24.030</text:p>
          </table:table-cell>
          <table:table-cell/>
          <table:table-cell office:value-type="string" calcext:value-type="string">
            <text:p>SHA384</text:p>
          </table:table-cell>
          <table:table-cell table:formula="of:=AVERAGE([.G$1:.G$1048576])" office:value-type="float" office:value="14.788" calcext:value-type="float">
            <text:p>14.788</text:p>
          </table:table-cell>
          <table:table-cell office:value-type="float" office:value="384" calcext:value-type="float">
            <text:p>384</text:p>
          </table:table-cell>
          <table:table-cell table:formula="of:=[.Q8]/[.R8]" office:value-type="float" office:value="0.0385104166666667" calcext:value-type="float">
            <text:p>0.038510416666667</text:p>
          </table:table-cell>
        </table:table-row>
        <table:table-row table:style-name="ro1">
          <table:table-cell office:value-type="float" office:value="13.956" calcext:value-type="float">
            <text:p>13.956</text:p>
          </table:table-cell>
          <table:table-cell office:value-type="float" office:value="15.052" calcext:value-type="float">
            <text:p>15.052</text:p>
          </table:table-cell>
          <table:table-cell office:value-type="float" office:value="11.726" calcext:value-type="float">
            <text:p>11.726</text:p>
          </table:table-cell>
          <table:table-cell office:value-type="float" office:value="30.402" calcext:value-type="float">
            <text:p>30.402</text:p>
          </table:table-cell>
          <table:table-cell office:value-type="float" office:value="20.831" calcext:value-type="float">
            <text:p>20.831</text:p>
          </table:table-cell>
          <table:table-cell office:value-type="float" office:value="21.266" calcext:value-type="float">
            <text:p>21.266</text:p>
          </table:table-cell>
          <table:table-cell office:value-type="float" office:value="15.439" calcext:value-type="float">
            <text:p>15.439</text:p>
          </table:table-cell>
          <table:table-cell office:value-type="float" office:value="15.713" calcext:value-type="float">
            <text:p>15.713</text:p>
          </table:table-cell>
          <table:table-cell office:value-type="float" office:value="22.797" calcext:value-type="float">
            <text:p>22.797</text:p>
          </table:table-cell>
          <table:table-cell office:value-type="float" office:value="25.084" calcext:value-type="float">
            <text:p>25.084</text:p>
          </table:table-cell>
          <table:table-cell office:value-type="float" office:value="31.027" calcext:value-type="float">
            <text:p>31.027</text:p>
          </table:table-cell>
          <table:table-cell office:value-type="float" office:value="42.504" calcext:value-type="float">
            <text:p>42.504</text:p>
          </table:table-cell>
          <table:table-cell office:value-type="float" office:value="23.486" calcext:value-type="float">
            <text:p>23.486</text:p>
          </table:table-cell>
          <table:table-cell office:value-type="float" office:value="26.72" calcext:value-type="float">
            <text:p>26.72</text:p>
          </table:table-cell>
          <table:table-cell/>
          <table:table-cell office:value-type="string" calcext:value-type="string">
            <text:p>SHA512</text:p>
          </table:table-cell>
          <table:table-cell table:formula="of:=AVERAGE([.H$1:.H$1048576])" office:value-type="float" office:value="14.96475" calcext:value-type="float">
            <text:p>14.965</text:p>
          </table:table-cell>
          <table:table-cell office:value-type="float" office:value="512" calcext:value-type="float">
            <text:p>512</text:p>
          </table:table-cell>
          <table:table-cell table:formula="of:=[.Q9]/[.R9]" office:value-type="float" office:value="0.02922802734375" calcext:value-type="float">
            <text:p>0.02922802734375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HA3-224</text:p>
          </table:table-cell>
          <table:table-cell table:formula="of:=AVERAGE([.I$1:.I$1048576])" office:value-type="float" office:value="23.00875" calcext:value-type="float">
            <text:p>23.009</text:p>
          </table:table-cell>
          <table:table-cell office:value-type="float" office:value="224" calcext:value-type="float">
            <text:p>224</text:p>
          </table:table-cell>
          <table:table-cell table:formula="of:=[.Q10]/[.R10]" office:value-type="float" office:value="0.102717633928571" calcext:value-type="float">
            <text:p>0.102717633928571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HA3-256</text:p>
          </table:table-cell>
          <table:table-cell table:formula="of:=AVERAGE([.J$1:.J$1048576])" office:value-type="float" office:value="23.621875" calcext:value-type="float">
            <text:p>23.622</text:p>
          </table:table-cell>
          <table:table-cell office:value-type="float" office:value="256" calcext:value-type="float">
            <text:p>256</text:p>
          </table:table-cell>
          <table:table-cell table:formula="of:=[.Q11]/[.R11]" office:value-type="float" office:value="0.09227294921875" calcext:value-type="float">
            <text:p>0.09227294921875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HA3-384</text:p>
          </table:table-cell>
          <table:table-cell table:formula="of:=AVERAGE([.K$1:.K$1048576])" office:value-type="float" office:value="30.608625" calcext:value-type="float">
            <text:p>30.609</text:p>
          </table:table-cell>
          <table:table-cell office:value-type="float" office:value="384" calcext:value-type="float">
            <text:p>384</text:p>
          </table:table-cell>
          <table:table-cell table:formula="of:=[.Q12]/[.R12]" office:value-type="float" office:value="0.0797099609375" calcext:value-type="float">
            <text:p>0.0797099609375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HA3-512</text:p>
          </table:table-cell>
          <table:table-cell table:formula="of:=AVERAGE([.L$1:.L$1048576])" office:value-type="float" office:value="40.5135" calcext:value-type="float">
            <text:p>40.514</text:p>
          </table:table-cell>
          <table:table-cell office:value-type="float" office:value="512" calcext:value-type="float">
            <text:p>512</text:p>
          </table:table-cell>
          <table:table-cell table:formula="of:=[.Q13]/[.R13]" office:value-type="float" office:value="0.0791279296875" calcext:value-type="float">
            <text:p>0.0791279296875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HAKE128</text:p>
          </table:table-cell>
          <table:table-cell table:formula="of:=AVERAGE([.M$1:.M$1048576])" office:value-type="float" office:value="20.5265" calcext:value-type="float">
            <text:p>20.527</text:p>
          </table:table-cell>
          <table:table-cell office:value-type="float" office:value="128" calcext:value-type="float">
            <text:p>128</text:p>
          </table:table-cell>
          <table:table-cell table:formula="of:=[.Q14]/[.R14]" office:value-type="float" office:value="0.16036328125" calcext:value-type="float">
            <text:p>0.16036328125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HAKE256</text:p>
          </table:table-cell>
          <table:table-cell table:formula="of:=AVERAGE([.N$1:.N$1048576])" office:value-type="float" office:value="23.96225" calcext:value-type="float">
            <text:p>23.962</text:p>
          </table:table-cell>
          <table:table-cell office:value-type="float" office:value="256" calcext:value-type="float">
            <text:p>256</text:p>
          </table:table-cell>
          <table:table-cell table:formula="of:=[.Q15]/[.R15]" office:value-type="float" office:value="0.0936025390625" calcext:value-type="float">
            <text:p>0.0936025390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Arial" style:font-size-asian="12pt" style:language-asian="zh" style:country-asian="CN" style:font-name-complex="Arial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9T17:36:16.296262565</meta:creation-date>
    <dc:date>2020-06-29T23:45:25.599605346</dc:date>
    <meta:editing-duration>PT44M13S</meta:editing-duration>
    <meta:editing-cycles>3</meta:editing-cycles>
    <meta:generator>LibreOffice/6.4.4.2$Linux_X86_64 LibreOffice_project/40$Build-2</meta:generator>
    <meta:document-statistic meta:table-count="1" meta:cell-count="18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4cm" svg:height="9.006cm" xlink:href=".." xlink:type="simple" chart:class="chart:bar" chart:style-name="ch1">
        <chart:title svg:x="3.654cm" svg:y="0.316cm" chart:style-name="ch2">
          <text:p>Hash Algorithm vs Average Run Time (ms)</text:p>
        </chart:title>
        <chart:plot-area chart:style-name="ch3" table:cell-range-address="Sheet1.P1:Sheet1.Q15" chart:data-source-has-labels="both" svg:x="1.33cm" svg:y="1.275cm" svg:width="14.345cm" svg:height="6.57cm">
          <chartooo:coordinate-region svg:x="2.613cm" svg:y="1.275cm" svg:width="13.062cm" svg:height="4.381cm"/>
          <chart:axis chart:dimension="x" chart:name="primary-x" chart:style-name="ch4" chartooo:axis-type="auto">
            <chartooo:date-scale/>
            <chart:title svg:x="7.333cm" svg:y="8.025cm" chart:style-name="ch5">
              <text:p>Hash Algorithm</text:p>
            </chart:title>
            <chart:categories table:cell-range-address="Sheet1.P2:Sheet1.P15"/>
          </chart:axis>
          <chart:axis chart:dimension="y" chart:name="primary-y" chart:style-name="ch6">
            <chart:title svg:x="0.451cm" svg:y="6.324cm" chart:style-name="ch7">
              <text:p>Average Run Time (ms)</text:p>
            </chart:title>
            <chart:grid chart:style-name="ch8" chart:class="major"/>
          </chart:axis>
          <chart:series chart:style-name="ch9" chart:values-cell-range-address="Sheet1.Q2:Sheet1.Q15" chart:label-cell-address="Sheet1.Q1:Sheet1.Q1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Time (ms)</text:p>
                <draw:g>
                  <svg:desc>Sheet1.Q1:Sheet1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LAKE2b512</text:p>
                <draw:g>
                  <svg:desc>Sheet1.P2:Sheet1.P15</svg:desc>
                </draw:g>
              </table:table-cell>
              <table:table-cell office:value-type="float" office:value="13.577375">
                <text:p>13.577375</text:p>
                <draw:g>
                  <svg:desc>Sheet1.Q2:Sheet1.Q15</svg:desc>
                </draw:g>
              </table:table-cell>
            </table:table-row>
            <table:table-row>
              <table:table-cell office:value-type="string">
                <text:p>MD5</text:p>
              </table:table-cell>
              <table:table-cell office:value-type="float" office:value="14.828875">
                <text:p>14.828875</text:p>
              </table:table-cell>
            </table:table-row>
            <table:table-row>
              <table:table-cell office:value-type="string">
                <text:p>SHA1</text:p>
              </table:table-cell>
              <table:table-cell office:value-type="float" office:value="12.13125">
                <text:p>12.13125</text:p>
              </table:table-cell>
            </table:table-row>
            <table:table-row>
              <table:table-cell office:value-type="string">
                <text:p>RIPEMD-160</text:p>
              </table:table-cell>
              <table:table-cell office:value-type="float" office:value="30.110375">
                <text:p>30.110375</text:p>
              </table:table-cell>
            </table:table-row>
            <table:table-row>
              <table:table-cell office:value-type="string">
                <text:p>SHA224</text:p>
              </table:table-cell>
              <table:table-cell office:value-type="float" office:value="20.249375">
                <text:p>20.249375</text:p>
              </table:table-cell>
            </table:table-row>
            <table:table-row>
              <table:table-cell office:value-type="string">
                <text:p>SHA256</text:p>
              </table:table-cell>
              <table:table-cell office:value-type="float" office:value="20.062875">
                <text:p>20.062875</text:p>
              </table:table-cell>
            </table:table-row>
            <table:table-row>
              <table:table-cell office:value-type="string">
                <text:p>SHA384</text:p>
              </table:table-cell>
              <table:table-cell office:value-type="float" office:value="14.788">
                <text:p>14.788</text:p>
              </table:table-cell>
            </table:table-row>
            <table:table-row>
              <table:table-cell office:value-type="string">
                <text:p>SHA512</text:p>
              </table:table-cell>
              <table:table-cell office:value-type="float" office:value="14.96475">
                <text:p>14.96475</text:p>
              </table:table-cell>
            </table:table-row>
            <table:table-row>
              <table:table-cell office:value-type="string">
                <text:p>SHA3-224</text:p>
              </table:table-cell>
              <table:table-cell office:value-type="float" office:value="23.00875">
                <text:p>23.00875</text:p>
              </table:table-cell>
            </table:table-row>
            <table:table-row>
              <table:table-cell office:value-type="string">
                <text:p>SHA3-256</text:p>
              </table:table-cell>
              <table:table-cell office:value-type="float" office:value="23.621875">
                <text:p>23.621875</text:p>
              </table:table-cell>
            </table:table-row>
            <table:table-row>
              <table:table-cell office:value-type="string">
                <text:p>SHA3-384</text:p>
              </table:table-cell>
              <table:table-cell office:value-type="float" office:value="30.608625">
                <text:p>30.608625</text:p>
              </table:table-cell>
            </table:table-row>
            <table:table-row>
              <table:table-cell office:value-type="string">
                <text:p>SHA3-512</text:p>
              </table:table-cell>
              <table:table-cell office:value-type="float" office:value="40.5135">
                <text:p>40.5135</text:p>
              </table:table-cell>
            </table:table-row>
            <table:table-row>
              <table:table-cell office:value-type="string">
                <text:p>SHAKE128</text:p>
              </table:table-cell>
              <table:table-cell office:value-type="float" office:value="20.5265">
                <text:p>20.5265</text:p>
              </table:table-cell>
            </table:table-row>
            <table:table-row>
              <table:table-cell office:value-type="string">
                <text:p>SHAKE256</text:p>
              </table:table-cell>
              <table:table-cell office:value-type="float" office:value="23.96225">
                <text:p>23.962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4cm" svg:height="9.006cm" xlink:href=".." xlink:type="simple" chart:class="chart:bar" chart:style-name="ch1">
        <chart:title svg:x="2.781cm" svg:y="0.316cm" chart:style-name="ch2">
          <text:p>Hash Algorithm vs Average Run Time per bit (ms/b)</text:p>
        </chart:title>
        <chart:plot-area chart:style-name="ch3" table:cell-range-address="Sheet1.P2:Sheet1.P15 Sheet1.Q1:Sheet1.Q1 Sheet1.S2:Sheet1.S15" chart:data-source-has-labels="both" svg:x="1.33cm" svg:y="1.275cm" svg:width="14.345cm" svg:height="6.57cm">
          <chartooo:coordinate-region svg:x="2.453cm" svg:y="1.275cm" svg:width="13.222cm" svg:height="4.381cm"/>
          <chart:axis chart:dimension="x" chart:name="primary-x" chart:style-name="ch4" chartooo:axis-type="auto">
            <chartooo:date-scale/>
            <chart:title svg:x="7.333cm" svg:y="8.025cm" chart:style-name="ch5">
              <text:p>Hash Algorithm</text:p>
            </chart:title>
            <chart:categories table:cell-range-address="Sheet1.P2:Sheet1.P15"/>
          </chart:axis>
          <chart:axis chart:dimension="y" chart:name="primary-y" chart:style-name="ch6">
            <chart:title svg:x="0.451cm" svg:y="6.946cm" chart:style-name="ch7">
              <text:p>Average Run Time per bit (ms/b)</text:p>
            </chart:title>
            <chart:grid chart:style-name="ch8" chart:class="major"/>
          </chart:axis>
          <chart:series chart:style-name="ch9" chart:values-cell-range-address="Sheet1.S2:Sheet1.S15" chart:label-cell-address="Sheet1.Q1:Sheet1.Q1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Time (ms)</text:p>
                <draw:g>
                  <svg:desc>Sheet1.Q1:Sheet1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LAKE2b512</text:p>
                <draw:g>
                  <svg:desc>Sheet1.P2:Sheet1.P15</svg:desc>
                </draw:g>
              </table:table-cell>
              <table:table-cell office:value-type="float" office:value="0.026518310546875">
                <text:p>0.026518310546875</text:p>
                <draw:g>
                  <svg:desc>Sheet1.S2:Sheet1.S15</svg:desc>
                </draw:g>
              </table:table-cell>
            </table:table-row>
            <table:table-row>
              <table:table-cell office:value-type="string">
                <text:p>MD5</text:p>
              </table:table-cell>
              <table:table-cell office:value-type="float" office:value="0.1158505859375">
                <text:p>0.1158505859375</text:p>
              </table:table-cell>
            </table:table-row>
            <table:table-row>
              <table:table-cell office:value-type="string">
                <text:p>SHA1</text:p>
              </table:table-cell>
              <table:table-cell office:value-type="float" office:value="0.0758203125">
                <text:p>0.0758203125</text:p>
              </table:table-cell>
            </table:table-row>
            <table:table-row>
              <table:table-cell office:value-type="string">
                <text:p>RIPEMD-160</text:p>
              </table:table-cell>
              <table:table-cell office:value-type="float" office:value="0.18818984375">
                <text:p>0.18818984375</text:p>
              </table:table-cell>
            </table:table-row>
            <table:table-row>
              <table:table-cell office:value-type="string">
                <text:p>SHA224</text:p>
              </table:table-cell>
              <table:table-cell office:value-type="float" office:value="0.0903989955357143">
                <text:p>0.0903989955357143</text:p>
              </table:table-cell>
            </table:table-row>
            <table:table-row>
              <table:table-cell office:value-type="string">
                <text:p>SHA256</text:p>
              </table:table-cell>
              <table:table-cell office:value-type="float" office:value="0.07837060546875">
                <text:p>0.07837060546875</text:p>
              </table:table-cell>
            </table:table-row>
            <table:table-row>
              <table:table-cell office:value-type="string">
                <text:p>SHA384</text:p>
              </table:table-cell>
              <table:table-cell office:value-type="float" office:value="0.0385104166666667">
                <text:p>0.0385104166666667</text:p>
              </table:table-cell>
            </table:table-row>
            <table:table-row>
              <table:table-cell office:value-type="string">
                <text:p>SHA512</text:p>
              </table:table-cell>
              <table:table-cell office:value-type="float" office:value="0.02922802734375">
                <text:p>0.02922802734375</text:p>
              </table:table-cell>
            </table:table-row>
            <table:table-row>
              <table:table-cell office:value-type="string">
                <text:p>SHA3-224</text:p>
              </table:table-cell>
              <table:table-cell office:value-type="float" office:value="0.102717633928571">
                <text:p>0.102717633928571</text:p>
              </table:table-cell>
            </table:table-row>
            <table:table-row>
              <table:table-cell office:value-type="string">
                <text:p>SHA3-256</text:p>
              </table:table-cell>
              <table:table-cell office:value-type="float" office:value="0.09227294921875">
                <text:p>0.09227294921875</text:p>
              </table:table-cell>
            </table:table-row>
            <table:table-row>
              <table:table-cell office:value-type="string">
                <text:p>SHA3-384</text:p>
              </table:table-cell>
              <table:table-cell office:value-type="float" office:value="0.0797099609375">
                <text:p>0.0797099609375</text:p>
              </table:table-cell>
            </table:table-row>
            <table:table-row>
              <table:table-cell office:value-type="string">
                <text:p>SHA3-512</text:p>
              </table:table-cell>
              <table:table-cell office:value-type="float" office:value="0.0791279296875">
                <text:p>0.0791279296875</text:p>
              </table:table-cell>
            </table:table-row>
            <table:table-row>
              <table:table-cell office:value-type="string">
                <text:p>SHAKE128</text:p>
              </table:table-cell>
              <table:table-cell office:value-type="float" office:value="0.16036328125">
                <text:p>0.16036328125</text:p>
              </table:table-cell>
            </table:table-row>
            <table:table-row>
              <table:table-cell office:value-type="string">
                <text:p>SHAKE256</text:p>
              </table:table-cell>
              <table:table-cell office:value-type="float" office:value="0.0936025390625">
                <text:p>0.09360253906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